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osevka Nerd Font" svg:font-family="'Iosevka Nerd Font'" style:font-adornments="Book" style:font-pitch="variable"/>
    <style:font-face style:name="Iosevka Nerd Font1" svg:font-family="'Iosevka Nerd Font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pitch="fixed"/>
    <style:font-face style:name="Roboto Mono1" svg:font-family="'Roboto Mono'" style:font-adornments="Book" style:font-pitch="variable"/>
    <style:font-face style:name="Roboto Mono2" svg:font-family="'Roboto Mono'" style:font-adornments="Book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 style:list-style-name="L2">
      <style:graphic-properties fo:min-height="7.001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1-outline1">
      <style:graphic-properties fo:min-height="11.929cm"/>
      <style:paragraph-properties style:writing-mode="lr-tb"/>
    </style:style>
    <style:style style:name="pr8" style:family="presentation" style:parent-style-name="Focus1-outline1">
      <style:graphic-properties draw:textarea-vertical-align="middle" fo:min-height="11.929cm"/>
      <style:paragraph-properties style:writing-mode="lr-tb"/>
    </style:style>
    <style:style style:name="pr9" style:family="presentation" style:parent-style-name="Focus2-title">
      <style:graphic-properties draw:auto-grow-height="true" fo:min-height="2.63cm"/>
      <style:paragraph-properties style:writing-mode="lr-tb"/>
    </style:style>
    <style:style style:name="pr10" style:family="presentation" style:parent-style-name="Focus2-outline1">
      <style:graphic-properties fo:min-height="11.929cm"/>
      <style:paragraph-properties style:writing-mode="lr-tb"/>
    </style:style>
    <style:style style:name="pr11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1-outline1" style:list-style-name="L2">
      <style:graphic-properties fo:min-height="7.001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Focus3-title">
      <style:graphic-properties draw:auto-grow-height="true" fo:min-height="2.5cm"/>
      <style:paragraph-properties style:writing-mode="lr-tb"/>
    </style:style>
    <style:style style:name="pr14" style:family="presentation" style:parent-style-name="Focus3-outline1">
      <style:graphic-properties fo:min-height="11.929cm"/>
      <style:paragraph-properties style:writing-mode="lr-tb"/>
    </style:style>
    <style:style style:name="pr1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  <style:text-properties style:font-name="Roboto Mono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style:writing-mode="lr-tb"/>
      <style:text-properties style:font-name="Roboto Mono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style:paragraph-properties fo:margin-left="0cm" fo:margin-right="0cm" fo:margin-top="0cm" fo:margin-bottom="0.381cm" fo:text-align="start" fo:text-indent="0cm"/>
    </style:style>
    <style:style style:name="P9" style:family="paragraph">
      <style:paragraph-properties fo:margin-left="0cm" fo:margin-right="0cm" fo:margin-top="0cm" fo:margin-bottom="0cm" fo:text-align="start" fo:text-indent="0cm" style:writing-mode="lr-tb"/>
    </style:style>
    <style:style style:name="P10" style:family="paragraph">
      <style:paragraph-properties fo:margin-left="0cm" fo:margin-right="0cm" fo:margin-top="0.305cm" fo:margin-bottom="0cm" fo:text-align="center" fo:text-indent="0cm"/>
    </style:style>
    <style:style style:name="P11" style:family="paragraph">
      <style:paragraph-properties fo:margin-left="0cm" fo:margin-right="0cm" fo:margin-top="0.305cm" fo:margin-bottom="0cm" fo:text-align="center" fo:text-indent="0cm" style:writing-mode="lr-tb"/>
      <style:text-properties fo:color="#ffffff" loext:opacity="100%" style:font-name="Roboto Mono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style:font-name="Iosevka Nerd Font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Roboto Mono"/>
    </style:style>
    <style:style style:name="T3" style:family="text">
      <style:text-properties style:font-name="Roboto Mono" fo:font-size="18pt" style:font-size-asian="18pt" style:font-size-complex="18pt"/>
    </style:style>
    <style:style style:name="T4" style:family="text">
      <style:text-properties fo:color="#ffffff" loext:opacity="100%" style:font-name="Roboto Mono" fo:background-color="#ff8000"/>
    </style:style>
    <style:style style:name="T5" style:family="text">
      <style:text-properties fo:color="#ffffff" loext:opacity="100%" style:font-name="Roboto Mono" fo:background-color="#800080"/>
    </style:style>
    <style:style style:name="T6" style:family="text">
      <style:text-properties fo:color="#ffffff" loext:opacity="100%" style:font-name="Roboto Mono" fo:background-color="#00a933"/>
    </style:style>
    <style:style style:name="T7" style:family="text">
      <style:text-properties fo:color="#ffffff" loext:opacity="100%" style:font-name="Roboto Mono" fo:background-color="#5983b0"/>
    </style:style>
    <style:style style:name="T8" style:family="text">
      <style:text-properties style:font-name="Iosevka Nerd Fon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iPhone OS</text:span></text:p>
          </draw:text-box>
        </draw:frame>
        <draw:frame presentation:style-name="pr2" draw:text-style-name="P2" draw:layer="layout" svg:width="11.221cm" svg:height="2.63cm" svg:x="1.4cm" svg:y="0.627cm" presentation:class="title" presentation:user-transformed="true">
          <draw:text-box>
            <text:p><text:span text:style-name="T2">IOS</text:span></text:p>
          </draw:text-box>
        </draw:frame>
        <draw:frame presentation:style-name="pr2" draw:text-style-name="P4" draw:layer="layout" svg:width="11.221cm" svg:height="2.63cm" svg:x="16.153cm" svg:y="12.7cm" presentation:class="title" presentation:user-transformed="true">
          <draw:text-box>
            <text:p text:style-name="P3"><text:span text:style-name="T3">2021 Легенький Р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6" draw:layer="layout" svg:width="12cm" svg:height="3cm" svg:x="8cm" svg:y="2.5cm" presentation:class="title">
          <draw:text-box>
            <text:p>IOS</text:p>
          </draw:text-box>
        </draw:frame>
        <draw:frame presentation:style-name="pr5" draw:text-style-name="P9" draw:layer="layout" svg:width="12cm" svg:height="7cm" svg:x="8cm" svg:y="6cm" presentation:class="outline" presentation:user-transformed="true">
          <draw:text-box>
            <text:list text:style-name="L2">
              <text:list-header>
                <text:p text:style-name="P7">IOS – ОС для</text:p>
                <text:p text:style-name="P7">мобильных Apple Inc. Выпущена в 2007 году.</text:p>
                <text:p text:style-name="P8"/>
              </text:list-header>
              <text:list-item>
                <text:p text:style-name="P8"/>
                <text:p text:style-name="P8">IOS использует ядро XNU основанное на Mach и FreeBS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4" draw:text-style-name="P6" draw:layer="layout" svg:width="12cm" svg:height="3cm" svg:x="8cm" svg:y="2.5cm" presentation:class="title" presentation:user-transformed="true">
          <draw:text-box>
            <text:p>Общие сведения</text:p>
          </draw:text-box>
        </draw:frame>
        <draw:frame presentation:style-name="pr7" draw:text-style-name="P6" draw:layer="layout" svg:width="12cm" svg:height="7cm" svg:x="8cm" svg:y="6cm" presentation:class="outline">
          <draw:text-box>
            <text:list text:style-name="L2">
              <text:list-item>
                <text:p>GUI основан на концепции прямого взаимодействия с пользователем</text:p>
              </text:list-item>
              <text:list-item>
                <text:p>IOS основана на OS X и использует POSIX совместивые компонет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4" draw:text-style-name="P6" draw:layer="layout" svg:width="12cm" svg:height="3cm" svg:x="8cm" svg:y="2.5cm" presentation:class="title" presentation:user-transformed="true">
          <draw:text-box>
            <text:p>Слои абстракции ОС</text:p>
          </draw:text-box>
        </draw:frame>
        <draw:frame presentation:style-name="pr8" draw:text-style-name="P11" draw:layer="layout" svg:width="12cm" svg:height="7cm" svg:x="8cm" svg:y="6cm" presentation:class="outline" presentation:user-transformed="true">
          <draw:text-box>
            <text:p text:style-name="P10"><text:span text:style-name="T4"><text:s text:c="5"/></text:span><text:span text:style-name="T4">Core OS <text:s text:c="3"/></text:span></text:p>
            <text:p text:style-name="P10"><text:span text:style-name="T5"><text:s/></text:span><text:span text:style-name="T5">Core Services <text:s/></text:span></text:p>
            <text:p text:style-name="P10"><text:span text:style-name="T6"><text:s text:c="3"/></text:span><text:span text:style-name="T6">Media Layer <text:s/></text:span></text:p>
            <text:p text:style-name="P10"><text:span text:style-name="T7"><text:s text:c="3"/></text:span><text:span text:style-name="T7">Coca Touch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9" draw:text-style-name="P6" draw:layer="layout" svg:width="18.313cm" svg:height="2.63cm" svg:x="4.903cm" svg:y="0.627cm" presentation:class="title" presentation:user-transformed="true">
          <draw:text-box>
            <text:p text:style-name="P12">Слои абстракции ОС</text:p>
          </draw:text-box>
        </draw:frame>
        <draw:frame presentation:style-name="pr10" draw:text-style-name="P6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Cocoa Touch – фреймворк для создания приложений для iOS</text:p>
              </text:list-item>
              <text:list-item>
                <text:p>Media – инструменты для управления графикой, звуком</text:p>
              </text:list-item>
              <text:list-item>
                <text:p>Core services – управление основными системными сервисами: Grand Central Dispatch, In-AppPurchase, iCloudStorage</text:p>
              </text:list-item>
              <text:list-item>
                <text:p>Core OS – инкапсулирует окружающаю среду ядра и UNIX-интерфейсы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1" presentation:presentation-page-layout-name="AL2T1">
        <office:forms form:automatic-focus="false" form:apply-design-mode="false"/>
        <draw:frame presentation:style-name="pr4" draw:text-style-name="P6" draw:layer="layout" svg:width="12cm" svg:height="3cm" svg:x="8cm" svg:y="2.5cm" presentation:class="title" presentation:user-transformed="true">
          <draw:text-box>
            <text:p>История создания</text:p>
          </draw:text-box>
        </draw:frame>
        <draw:frame presentation:style-name="pr12" draw:text-style-name="P9" draw:layer="layout" svg:width="12cm" svg:height="7cm" svg:x="8cm" svg:y="6cm" presentation:class="outline" presentation:user-transformed="true">
          <draw:text-box>
            <text:list text:style-name="L2">
              <text:list-header>
                <text:p>ОС iPhone OS была представлена в 2007 году совместно с мобильным телефоном iPhone лично Стивом Джобсом на выставке-конференции Macworld Conference&amp;Expo и выпущена через 6 месяцев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3" draw:text-style-name="P6" draw:layer="layout" svg:width="24cm" svg:height="2.5cm" svg:x="2cm" svg:y="1cm" presentation:class="title" presentation:user-transformed="true">
          <draw:text-box>
            <text:p>Некотерые версии iOS</text:p>
          </draw:text-box>
        </draw:frame>
        <draw:frame presentation:style-name="pr14" draw:text-style-name="P6" draw:layer="layout" svg:width="24cm" svg:height="10cm" svg:x="2cm" svg:y="4cm" presentation:class="outline" presentation:user-transformed="true">
          <draw:text-box>
            <text:list text:style-name="L2">
              <text:list-item>
                <text:p>iPhoneOS 1 – 2007 год.</text:p>
                <text:list>
                  <text:list-item>
                    <text:p>появление iTunes Store</text:p>
                  </text:list-item>
                  <text:list-item>
                    <text:p>Поддержка ТВ-выхода</text:p>
                  </text:list-item>
                </text:list>
              </text:list-item>
              <text:list-item>
                <text:p>IPhoneOS 2 – 2008 год.</text:p>
                <text:list>
                  <text:list-item>
                    <text:p>Поддержка iPhone SDK, App Store, iTunes, 3G, GPS и MobileMe.</text:p>
                  </text:list-item>
                </text:list>
              </text:list-item>
              <text:list-item>
                <text:p>IOS 4 – 2010 год.</text:p>
                <text:list>
                  <text:list-item>
                    <text:p>Переименование в с IphoneOS в IOS.</text:p>
                  </text:list-item>
                  <text:list-item>
                    <text:p>более 100 новых функций и более 1500 новых API для разработчиков приложений</text:p>
                  </text:list-item>
                  <text:list-item>
                    <text:p>добавлена многозадачност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3" draw:text-style-name="P6" draw:layer="layout" svg:width="24cm" svg:height="2.5cm" svg:x="2cm" svg:y="1cm" presentation:class="title" presentation:user-transformed="true">
          <draw:text-box>
            <text:p>Актуальная версия iOS</text:p>
          </draw:text-box>
        </draw:frame>
        <draw:frame presentation:style-name="pr14" draw:text-style-name="P6" draw:layer="layout" svg:width="24cm" svg:height="10cm" svg:x="2cm" svg:y="4cm" presentation:class="outline" presentation:user-transformed="true">
          <draw:text-box>
            <text:list text:style-name="L2">
              <text:list-item>
                <text:p>IOS 15 – 2021 год</text:p>
                <text:list>
                  <text:list-item>
                    <text:p>FaceTime</text:p>
                  </text:list-item>
                  <text:list-item>
                    <text:p>«Фокусирование» и уведомления</text:p>
                  </text:list-item>
                  <text:list-item>
                    <text:p>Переработка GUI Safari</text:p>
                  </text:list-item>
                  <text:list-item>
                    <text:p>Онлайн-текст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iPhone OS</text:span></text:p>
          </draw:text-box>
        </draw:frame>
        <draw:frame presentation:style-name="pr2" draw:text-style-name="P14" draw:layer="layout" svg:width="11.221cm" svg:height="2.63cm" svg:x="1.4cm" svg:y="0.627cm" presentation:class="title" presentation:user-transformed="true">
          <draw:text-box>
            <text:p><text:span text:style-name="T8">I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osevka Nerd Font" svg:font-family="'Iosevka Nerd Font'" style:font-adornments="Book" style:font-pitch="variable"/>
    <style:font-face style:name="Iosevka Nerd Font1" svg:font-family="'Iosevka Nerd Font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pitch="fixed"/>
    <style:font-face style:name="Roboto Mono1" svg:font-family="'Roboto Mono'" style:font-adornments="Book" style:font-pitch="variable"/>
    <style:font-face style:name="Roboto Mono2" svg:font-family="'Roboto Mono'" style:font-adornments="Book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02:23:37.510349856</meta:creation-date>
    <meta:editing-duration>PT4M20S</meta:editing-duration>
    <meta:editing-cycles>3</meta:editing-cycles>
    <meta:generator>LibreOffice/7.2.5.2.0$Linux_X86_64 LibreOffice_project/20$Build-2</meta:generator>
    <dc:title>Focus</dc:title>
    <dc:date>2022-01-18T11:20:34.203667919</dc:date>
    <meta:document-statistic meta:object-count="113"/>
  </office:meta>
</office:document-meta>
</file>